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presentation-notes">
      <style:graphic-properties draw:fill-color="#ffffff" fo:min-height="13.114cm"/>
    </style:style>
    <style:style style:name="P1" style:family="paragraph">
      <style:text-properties fo:font-size="48pt"/>
    </style:style>
    <style:style style:name="P2" style:family="paragraph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sentation">
        <office:forms form:automatic-focus="false" form:apply-design-mode="false"/>
        <draw:frame draw:style-name="Gloup48" draw:layer="layout" svg:width="24cm" svg:height="3.948cm" svg:x="2cm" svg:y="7.027cm">
          <draw:text-box>
            <text:p>1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sentation">
        <office:forms form:automatic-focus="false" form:apply-design-mode="false"/>
        <draw:frame draw:style-name="Gloup48" draw:text-style-name="P1" draw:layer="layout" svg:width="24cm" svg:height="3.948cm" svg:x="2cm" svg:y="7.027cm">
          <draw:text-box>
            <text:p text:style-name="P1">2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1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sentation">
        <office:forms form:automatic-focus="false" form:apply-design-mode="false"/>
        <draw:frame draw:style-name="Gloup48" draw:text-style-name="P1" draw:layer="layout" svg:width="24cm" svg:height="3.948cm" svg:x="2cm" svg:y="7.027cm">
          <draw:text-box>
            <text:p text:style-name="P1">3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1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sentation">
        <office:forms form:automatic-focus="false" form:apply-design-mode="false"/>
        <draw:frame draw:style-name="Gloup48" draw:text-style-name="P1" draw:layer="layout" svg:width="24cm" svg:height="3.948cm" svg:x="2cm" svg:y="7.027cm">
          <draw:text-box>
            <text:p text:style-name="P1">4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1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sentation">
        <office:forms form:automatic-focus="false" form:apply-design-mode="false"/>
        <draw:frame draw:style-name="Gloup48" draw:text-style-name="P1" draw:layer="layout" svg:width="24cm" svg:height="3.948cm" svg:x="2cm" svg:y="7.027cm">
          <draw:text-box>
            <text:p text:style-name="P1">5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1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DejaVu Sans'" style:font-pitch-asian="variable" style:font-size-asian="24pt" style:language-asian="zxx" style:country-asian="none" style:font-family-complex="'DejaVu Sans'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pitch-asian="variable" style:font-size-asian="18pt" style:font-style-asian="normal" style:font-weight-asian="normal" style:font-family-complex="'DejaVu Sans'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Gloup48" style:family="graphic" style:parent-style-name="standard">
      <style:graphic-properties draw:stroke="none" draw:fill-color="#b3b3b3" draw:textarea-vertical-align="middle" fo:padding-top="1cm" fo:padding-bottom="1cm" fo:padding-left="1cm" fo:padding-right="1cm" draw:line-distance="0cm" draw:guide-overhang="0cm" draw:guide-distance="0cm"/>
      <style:paragraph-properties fo:text-align="center"/>
      <style:text-properties fo:color="#dd0000" fo:font-family="'Liberation Sans'" style:font-style-name="Bold" style:font-family-generic="swiss" fo:font-size="48pt" fo:font-weight="bold"/>
    </style:style>
    <style:style style:name="Gloup10" style:family="graphic" style:parent-style-name="standard">
      <style:graphic-properties draw:stroke="none" draw:fill-color="#b3b3b3" draw:textarea-vertical-align="middle" fo:padding-top="1cm" fo:padding-bottom="1cm" fo:padding-left="1cm" fo:padding-right="1cm" draw:line-distance="0cm" draw:guide-overhang="0cm" draw:guide-distance="0cm"/>
      <style:paragraph-properties fo:text-align="center"/>
      <style:text-properties fo:color="#dd0000" fo:font-family="'Liberation Sans'" style:font-style-name="Bold" style:font-family-generic="swiss" fo:font-size="10pt" fo:font-weight="bold"/>
    </style:style>
    <style:style style:name="Gloup11" style:family="graphic" style:parent-style-name="standard">
      <style:graphic-properties draw:stroke="none" draw:fill-color="#b3b3b3" draw:textarea-vertical-align="middle" fo:padding-top="1cm" fo:padding-bottom="1cm" fo:padding-left="1cm" fo:padding-right="1cm" draw:line-distance="0cm" draw:guide-overhang="0cm" draw:guide-distance="0cm"/>
      <style:paragraph-properties fo:text-align="center"/>
      <style:text-properties fo:color="#dd0000" fo:font-family="'Liberation Sans'" style:font-style-name="Bold" style:font-family-generic="swiss" fo:font-size="11pt" fo:font-weight="bold"/>
    </style:style>
    <style:style style:name="Gloup14" style:family="graphic" style:parent-style-name="standard">
      <style:graphic-properties draw:stroke="none" draw:fill-color="#b3b3b3" draw:textarea-vertical-align="middle" fo:padding-top="1cm" fo:padding-bottom="1cm" fo:padding-left="1cm" fo:padding-right="1cm" draw:line-distance="0cm" draw:guide-overhang="0cm" draw:guide-distance="0cm"/>
      <style:paragraph-properties fo:text-align="center"/>
      <style:text-properties fo:color="#dd0000" fo:font-family="'Liberation Sans'" style:font-style-name="Bold" style:font-family-generic="swiss" fo:font-size="14pt" fo:font-weight="bold"/>
    </style:style>
    <style:style style:name="Gloup16" style:family="graphic" style:parent-style-name="standard">
      <style:graphic-properties draw:stroke="none" draw:fill-color="#b3b3b3" draw:textarea-vertical-align="middle" fo:padding-top="1cm" fo:padding-bottom="1cm" fo:padding-left="1cm" fo:padding-right="1cm" draw:line-distance="0cm" draw:guide-overhang="0cm" draw:guide-distance="0cm"/>
      <style:paragraph-properties fo:text-align="center"/>
      <style:text-properties fo:color="#dd0000" fo:font-family="'Liberation Sans'" style:font-style-name="Bold" style:font-family-generic="swiss" fo:font-size="16pt" fo:font-weight="bold"/>
    </style:style>
    <style:style style:name="Gloup20" style:family="graphic" style:parent-style-name="standard">
      <style:graphic-properties draw:stroke="none" draw:fill-color="#b3b3b3" draw:textarea-vertical-align="middle" fo:padding-top="1cm" fo:padding-bottom="1cm" fo:padding-left="1cm" fo:padding-right="1cm" draw:line-distance="0cm" draw:guide-overhang="0cm" draw:guide-distance="0cm"/>
      <style:paragraph-properties fo:text-align="center"/>
      <style:text-properties fo:color="#dd0000" fo:font-family="'Liberation Sans'" style:font-style-name="Bold" style:font-family-generic="swiss" fo:font-size="20pt" fo:font-weight="bold"/>
    </style:style>
    <style:style style:name="Gloup24" style:family="graphic" style:parent-style-name="standard">
      <style:graphic-properties draw:stroke="none" draw:fill-color="#b3b3b3" draw:textarea-vertical-align="middle" fo:padding-top="1cm" fo:padding-bottom="1cm" fo:padding-left="1cm" fo:padding-right="1cm" draw:line-distance="0cm" draw:guide-overhang="0cm" draw:guide-distance="0cm"/>
      <style:paragraph-properties fo:text-align="center"/>
      <style:text-properties fo:color="#dd0000" fo:font-family="'Liberation Sans'" style:font-style-name="Bold" style:font-family-generic="swiss" fo:font-size="24pt" fo:font-weight="bold"/>
    </style:style>
    <style:style style:name="Gloup32" style:family="graphic" style:parent-style-name="standard">
      <style:graphic-properties draw:stroke="none" draw:fill-color="#b3b3b3" draw:textarea-vertical-align="middle" fo:padding-top="1cm" fo:padding-bottom="1cm" fo:padding-left="1cm" fo:padding-right="1cm" draw:line-distance="0cm" draw:guide-overhang="0cm" draw:guide-distance="0cm"/>
      <style:paragraph-properties fo:text-align="center"/>
      <style:text-properties fo:color="#dd0000" fo:font-family="'Liberation Sans'" style:font-style-name="Bold" style:font-family-generic="swiss" fo:font-size="32pt" fo:font-weight="bold"/>
    </style:style>
    <style:style style:name="Gloup40" style:family="graphic" style:parent-style-name="standard">
      <style:graphic-properties draw:stroke="none" draw:fill-color="#b3b3b3" draw:textarea-vertical-align="middle" fo:padding-top="1cm" fo:padding-bottom="1cm" fo:padding-left="1cm" fo:padding-right="1cm" draw:line-distance="0cm" draw:guide-overhang="0cm" draw:guide-distance="0cm"/>
      <style:paragraph-properties fo:text-align="center"/>
      <style:text-properties fo:color="#dd0000" fo:font-family="'Liberation Sans'" style:font-style-name="Bold" style:font-family-generic="swiss" fo:font-size="40pt" fo:font-weight="bold"/>
    </style:style>
    <style:style style:name="Gloup44" style:family="graphic" style:parent-style-name="standard">
      <style:graphic-properties draw:stroke="none" draw:fill-color="#b3b3b3" draw:textarea-vertical-align="middle" fo:padding-top="1cm" fo:padding-bottom="1cm" fo:padding-left="1cm" fo:padding-right="1cm" draw:line-distance="0cm" draw:guide-overhang="0cm" draw:guide-distance="0cm"/>
      <style:paragraph-properties fo:text-align="center"/>
      <style:text-properties fo:color="#dd0000" fo:font-family="'Liberation Sans'" style:font-style-name="Bold" style:font-family-generic="swiss" fo:font-size="44pt" fo:font-weight="bold"/>
    </style:style>
    <style:style style:name="presentation-background" style:family="presentation">
      <style:graphic-properties draw:stroke="none" draw:fill="none"/>
    </style:style>
    <style:style style:name="presentation-backgroundobjects" style:family="presentation">
      <style:graphic-properties draw:shadow="hidden" draw:shadow-offset-x="0.3cm" draw:shadow-offset-y="0.3cm" draw:shadow-color="#808080"/>
    </style:style>
    <style:style style:name="presentation-notes" style:family="presentation">
      <style:graphic-properties draw:stroke="none" draw:fill="none">
        <text:list-style style:name="presentatio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text-emphasize="none" style:font-relief="none"/>
    </style:style>
    <style:style style:name="presentation-outline1" style:family="presentation">
      <style:graphic-properties draw:stroke="none" draw:fill="none">
        <text:list-style style:name="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/>
    </style:style>
    <style:style style:name="presentation-outline2" style:family="presentation" style:parent-style-name="presentation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presentation-outline3" style:family="presentation" style:parent-style-name="presentation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presentation-outline4" style:family="presentation" style:parent-style-name="presentatio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presentation-outline5" style:family="presentation" style:parent-style-name="presentatio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presentation-outline6" style:family="presentation" style:parent-style-name="presentatio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presentation-outline7" style:family="presentation" style:parent-style-name="presentatio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presentation-outline8" style:family="presentation" style:parent-style-name="presentatio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presentation-outline9" style:family="presentation" style:parent-style-name="presentatio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presentation-subtitle" style:family="presentation">
      <style:graphic-properties draw:stroke="none" draw:fill="none" draw:textarea-vertical-align="middle">
        <text:list-style style:name="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/>
    </style:style>
    <style:style style:name="presentation-title" style:family="presentation">
      <style:graphic-properties draw:stroke="none" draw:fill="none" draw:textarea-vertical-align="middle">
        <text:list-style style:name="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DejaVu Sans'" style:font-pitch-asian="variable" style:font-size-asian="44pt" style:font-style-asian="normal" style:font-weight-asian="normal" style:font-family-complex="'DejaVu Sans'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pr1" style:family="presentation" style:parent-style-name="presentation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sentation-backgroundobjects">
      <style:graphic-properties draw:stroke="none" draw:fill="none" draw:fill-color="#ffffff" draw:auto-grow-height="false" fo:min-height="1.397cm"/>
    </style:style>
    <style:style style:name="Mpr3" style:family="presentation" style:parent-style-name="presentation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5.586cm" svg:height="4.189cm" svg:x="2.794cm" svg:y="4.327cm" draw:page-number="1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  <draw:frame draw:style-name="Mgr1" draw:text-style-name="MP1" draw:layer="backgroundobjects" svg:width="12.124cm" svg:height="1.07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124cm" svg:height="1.078cm" svg:x="15.815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124cm" svg:height="1.078cm" svg:x="0cm" svg:y="20.511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124cm" svg:height="1.078cm" svg:x="15.815cm" svg:y="20.511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5.586cm" svg:height="4.189cm" svg:x="2.794cm" svg:y="4.327cm" draw:page-number="1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</style:handout-master>
    <style:master-page style:name="presentation" style:page-layout-name="PM1" draw:style-name="Mdp1">
      <office:forms form:automatic-focus="false" form:apply-design-mode="false"/>
      <draw:frame presentation:style-name="presentation-title" draw:layer="backgroundobjects" svg:width="25.199cm" svg:height="3.506cm" svg:x="1.4cm" svg:y="0.837cm" presentation:class="title" presentation:placeholder="true">
        <draw:text-box/>
      </draw:frame>
      <draw:frame presentation:style-name="presentation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presentation-title" draw:layer="backgroundobjects" svg:width="13.968cm" svg:height="10.476cm" svg:x="3.81cm" svg:y="2.123cm" presentation:class="page"/>
        <draw:frame presentation:style-name="presentation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NeoOffice/3.1.2$Unix OpenOffice.org_project/Patch 1</meta:generator>
    <meta:creation-date>2009-10-05T11:16:59</meta:creation-date>
    <dc:language>fr-FR</dc:language>
    <meta:editing-cycles>2</meta:editing-cycles>
    <meta:editing-duration>PT00H00M56S</meta:editing-duration>
    <dc:date>2010-12-12T22:38:01</dc:date>
    <meta:document-statistic meta:object-count="42"/>
    <meta:user-defined meta:name="Info 1"/>
    <meta:user-defined meta:name="Info 2"/>
    <meta:user-defined meta:name="Info 3"/>
    <meta:user-defined meta:name="Info 4"/>
  </office:meta>
</office:document-meta>
</file>